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 style:master-page-name="Standard">
      <style:paragraph-properties style:page-number="1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Documentación del desarrollo de diagrama de clases para ARGBroker Demo</text:span></text:p>
      <text:p text:style-name="Standard"/>
      <text:p text:style-name="Heading_20_2"><text:bookmark text:name="_poq7tek08v8d"/>Introducción</text:p>
      <text:p text:style-name="Standard">En este documento se describe el desarrollo del diagrama de clases para el área de programación</text:p>
      <text:p text:style-name="Standard"/>
      <text:p text:style-name="Heading_20_2"><text:bookmark text:name="_qroli23p8m3a"/>Tareas</text:p>
      <text:p text:style-name="Standard">- Identificación de clases </text:p>
      <text:p text:style-name="Standard">- Creación de clases</text:p>
      <text:p text:style-name="Standard">- Establececimiento de relaciones</text:p>
      <text:p text:style-name="Standard">- Realizar diagrama de clases</text:p>
      <text:p text:style-name="Standard">- Documentar diagrama</text:p>
      <text:p text:style-name="Standard"/>
      <text:p text:style-name="Standard">Las tareas se dividieron por igual entre el equipo</text:p>
      <text:p text:style-name="Standard"/>
      <text:p text:style-name="Heading_20_2"><text:bookmark text:name="_x8h0yoz59wjd"/>Nomenclatura</text:p>
      <text:p text:style-name="Standard">Las clases se nombran utilizando la metodología PascalCase, y los atributos y métodos la de snake_case</text:p>
      <text:p text:style-name="Standard">No se usan tildes, ñ ni carácteres especiales en la definición de nombres</text:p>
      <text:p text:style-name="Standard"/>
      <text:p text:style-name="Heading_20_2"><text:bookmark text:name="_ho0exeyemdzl"/></text:p>
      <text:p text:style-name="Heading_20_2"><text:bookmark text:name="_xmouk3rh06f6"/>Clases, Atributos, Métodos y Relación</text:p>
      <text:p text:style-name="Heading_20_5"><text:bookmark text:name="_dg4dde2ntyj8"/><text:soft-page-break/>Clase Inversor</text:p>
      <text:p text:style-name="Standard"><text:span text:style-name="T2">Atributos público</text:span></text:p>
      <text:p text:style-name="P3">+ <text:span text:style-name="T3">id_usuario: string</text:span> » identificador del usuario </text:p>
      <text:p text:style-name="P3">+ <text:span text:style-name="T3">id_cuenta: int</text:span> » identificador de la cuenta de cliente del usuario </text:p>
      <text:p text:style-name="Standard"/>
      <text:p text:style-name="Standard"><text:span text:style-name="T2">Atributos privados <text:s text:c="2"/></text:span></text:p>
      <text:p text:style-name="P3"><text:span text:style-name="T3">- nombre: string</text:span> <text:s/>| <text:s/><text:span text:style-name="T3"><text:s/>- email: string</text:span> <text:s/>| <text:s/><text:span text:style-name="T3">- telefono: int </text:span><text:s/>| <text:span text:style-name="T3"><text:s/>- contrasena: string</text:span> </text:p>
      <text:p text:style-name="Standard"/>
      <text:p text:style-name="Standard"><text:span text:style-name="T2">Métodos privados</text:span></text:p>
      <text:p text:style-name="Standard"><text:span text:style-name="T3">- set_usuario(id_usuario, nombre,email,contraseña): datos_usuario: list</text:span> » Definición (setter) de los valores del usuario, se asignan por parámetros del método y la función retorna una <text:s/>lista con los valores nuevos</text:p>
      <text:p text:style-name="Standard"><text:span text:style-name="T3">- cambiar_contrasena(datos_usuario, contrasena_nueva: string)</text:span> » Se ingresan por parámetro los <text:s/>datos de usuario más la contraseña nueva</text:p>
      <text:p text:style-name="Standard"><text:span text:style-name="T3">- crear_cuenta_cliente(datos_usuario, id_cuenta): dict</text:span> » Definición de cuenta de cliente pasando por parámetros los datos de usuario y un id de la nueva cuenta, retorna un diccionario con los datos nuevos</text:p>
      <text:p text:style-name="Standard"><text:span text:style-name="T3">- acceder_datos_usuario(id_usuario): dict</text:span> » (getter) retorna los datos del usuario en un diccionarios</text:p>
      <text:p text:style-name="Standard"><text:span text:style-name="T3">- iniciar_session_cuenta_cliente(id_usuario | id_cuenta, contrasena): bool</text:span> » retorna true o false para el acceso de la sesión</text:p>
      <text:p text:style-name="Standard"><text:span text:style-name="T3">- cerrar_sesion_cuenta_cliente(id_usuario)</text:span>: bool » retorna true o false para cerrar la sesión</text:p>
      <text:p text:style-name="Standard"/>
      <text:p text:style-name="Standard"><text:span text:style-name="T2">Relación</text:span></text:p>
      <text:p text:style-name="Standard">Recepta como componente a la clase CuentaCliente a través del atributo público id_cuenta </text:p>
      <text:p text:style-name="Standard"/>
      <text:p text:style-name="Heading_20_5"><text:bookmark text:name="_o6g44rh1sds5"/>Clase CuentaCliente</text:p>
      <text:p text:style-name="Standard"><text:span text:style-name="T2">Atributos públicos</text:span></text:p>
      <text:p text:style-name="Standard"><text:soft-page-break/><text:span text:style-name="T3">+ id_cuenta: int</text:span> » identificador de la cuenta cliente </text:p>
      <text:p text:style-name="Standard"><text:span text:style-name="T3">+ id_usuario: string </text:span>» identificador del usuario (proveniente de clase Inversor)</text:p>
      <text:p text:style-name="Standard"><text:span text:style-name="T3">+ id_portafolio: string</text:span> » Identificador del portafolio (proveniente de clase Portafolio)</text:p>
      <text:p text:style-name="Standard"/>
      <text:p text:style-name="Standard"><text:span text:style-name="T2">Atributos privados</text:span></text:p>
      <text:p text:style-name="Standard"><text:span text:style-name="T3">- saldo_inicial: float</text:span> » Dinero disponible a la apertura de la cuenta</text:p>
      <text:p text:style-name="Standard"><text:span text:style-name="T3">- saldo_actual: float</text:span> » Dinero disponible de la cuenta, sobreescribe saldo inicial</text:p>
      <text:p text:style-name="Standard"/>
      <text:p text:style-name="Standard"><text:span text:style-name="T2">Métodos privados</text:span></text:p>
      <text:p text:style-name="Standard"><text:span text:style-name="T3">- mostrar_portafolio(id_portafolio): dict </text:span>» Acceso al portafolio de la cuenta cliente, retorna diccionario con los datos del portafolio</text:p>
      <text:p text:style-name="Standard"><text:span text:style-name="T3">- mostrar_saldo(saldo_actual): float</text:span> » Muestra el atributo privado saldo actual, retorna número con decimales</text:p>
      <text:p text:style-name="Standard"/>
      <text:p text:style-name="Standard"><text:span text:style-name="T2">Relación</text:span></text:p>
      <text:p text:style-name="Standard">Es componente de la clase Inversor a través del atributo público id_usuario</text:p>
      <text:p text:style-name="Standard">Recepta como componente la clase Portafolio a través del atributo público id_portafolio</text:p>
      <text:p text:style-name="Standard">Recepta como agregado la clase Cotizacion a través del atributo público id_cuenta</text:p>
      <text:p text:style-name="Standard"/>
      <text:p text:style-name="Heading_20_5"><text:bookmark text:name="_bt8p2gy3miug"/>Clase Portafolio</text:p>
      <text:p text:style-name="Standard"><text:span text:style-name="T2">Atributos públicos</text:span></text:p>
      <text:p text:style-name="Standard"><text:span text:style-name="T3">+ id_portafolio: string </text:span><text:s/>» Identificador de portafolio</text:p>
      <text:p text:style-name="Standard"/>
      <text:p text:style-name="Standard"><text:soft-page-break/><text:span text:style-name="T2">Atributos privados</text:span></text:p>
      <text:p text:style-name="Standard"><text:span text:style-name="T3">- lista_acciones: dict</text:span> » Diccionario con las acciones pertenecientes al usuario, su cantidad y valor estimativo</text:p>
      <text:p text:style-name="Standard"><text:span text:style-name="T3">- valor_comprometido: float</text:span> » Total del valor estimativo de las acciones, número con decimales</text:p>
      <text:p text:style-name="Standard"/>
      <text:p text:style-name="Standard"><text:span text:style-name="T2">Métodos públicos</text:span></text:p>
      <text:p text:style-name="Standard"><text:span text:style-name="T3">+ mostrar_lista_acciones(id_portafolio): dict</text:span> » Muestra atributo privado lista_acciones, retorna un diccionario con las acciones, su cantidad y precio</text:p>
      <text:p text:style-name="Standard">+ <text:span text:style-name="T3">mostrar_valor_comprometido(id_portafolio)</text:span>: float » Muestra atributo privado valor_comprometido, retorna un número con decimales</text:p>
      <text:p text:style-name="Standard"/>
      <text:p text:style-name="Standard"><text:span text:style-name="T2">Relación</text:span></text:p>
      <text:p text:style-name="Standard">Es componente parte de clase CuentaCliente a través del atributo público id_portafolio</text:p>
      <text:p text:style-name="Standard">Recepta como componente la clase Transaccion a través del atributo público lista_acciones (de Transacciones)</text:p>
      <text:p text:style-name="Standard"/>
      <text:p text:style-name="Heading_20_5"><text:bookmark text:name="_ovmhamgg5uxf"/>Clase Empresa</text:p>
      <text:p text:style-name="Standard"><text:span text:style-name="T2">Atributos públicos</text:span></text:p>
      <text:p text:style-name="Standard"><text:span text:style-name="T3">+ id_empresa: string </text:span>» Identificador de la empresa a la que pertenece la acción</text:p>
      <text:p text:style-name="Standard"/>
      <text:p text:style-name="Standard"><text:span text:style-name="T2">Atributos privados</text:span></text:p>
      <text:p text:style-name="Standard"><text:span text:style-name="T3">- nombre: string </text:span>» Nombre de la empresa</text:p>
      <text:p text:style-name="Standard"><text:span text:style-name="T3">- acciones: list </text:span>» Lista de acciones que oferta la empresa</text:p>
      <text:p text:style-name="P1"/>
      <text:p text:style-name="Standard"><text:span text:style-name="T2">Métodos públicos</text:span></text:p>
      <text:p text:style-name="Standard"><text:soft-page-break/><text:span text:style-name="T3">+ acceso_acciones(): list </text:span>» acceso al atributo privado acciones, retorna lista</text:p>
      <text:p text:style-name="Standard"/>
      <text:p text:style-name="Standard"><text:span text:style-name="T2">Relación</text:span></text:p>
      <text:p text:style-name="Standard">Recepta clase acción a través de atributo público id_acción</text:p>
      <text:p text:style-name="Standard"/>
      <text:p text:style-name="Heading_20_5"><text:bookmark text:name="_o6vwyewyvf0y"/>Clase Accion</text:p>
      <text:p text:style-name="Standard"><text:span text:style-name="T2">Atributos públicos</text:span></text:p>
      <text:p text:style-name="Standard"><text:span text:style-name="T3">+ id_accion: string </text:span>» Identificador de la acción</text:p>
      <text:p text:style-name="P2"/>
      <text:p text:style-name="Standard"><text:span text:style-name="T2">Atributos privados</text:span></text:p>
      <text:p text:style-name="P3"><text:span text:style-name="T3">- nombre: string</text:span> <text:s/>» Nombre de la acción</text:p>
      <text:p text:style-name="Standard"><text:span text:style-name="T3">- cantidad: int</text:span> » Cantidad disponible de la acción</text:p>
      <text:p text:style-name="Standard"><text:span text:style-name="T3">- valor: float</text:span> » Precio de la acción, número con decimales</text:p>
      <text:p text:style-name="Standard"><text:span text:style-name="T3">- id_empresa: string</text:span> » Identificador de la empresa (proveniente de clase Empresa)</text:p>
      <text:p text:style-name="P3"/>
      <text:p text:style-name="Standard"><text:span text:style-name="T2">Métodos públicos</text:span></text:p>
      <text:p text:style-name="Standard"><text:span text:style-name="T3">+ datos_accion(id_accion, nombre, id_empresa, cantidad, valor): dict </text:span>» retorna un diccionario con los datos de la acción</text:p>
      <text:p text:style-name="Standard"/>
      <text:p text:style-name="Standard"><text:span text:style-name="T2">Relación</text:span></text:p>
      <text:p text:style-name="Standard">Es componente de la clase Empresa a través del atributo público id_acción</text:p>
      <text:p text:style-name="Standard">Es componente de la clase Cotizacion a través del atributo público id_acción</text:p>
      <text:p text:style-name="Standard"><text:soft-page-break/></text:p>
      <text:p text:style-name="Heading_20_5"><text:bookmark text:name="_r778w492h39i"/>Clase Cotizacion</text:p>
      <text:p text:style-name="Standard"><text:span text:style-name="T2">Atributos públicos</text:span></text:p>
      <text:p text:style-name="Standard"><text:span text:style-name="T3">+ id_cuenta: int</text:span> » Identificador de cuenta (proveniente de clase CuentaCliente)</text:p>
      <text:p text:style-name="Standard"><text:span text:style-name="T3">+ id_cotizacion: string</text:span> » Identificador de la cotización</text:p>
      <text:p text:style-name="P2"/>
      <text:p text:style-name="Standard"><text:span text:style-name="T2">Atributos privados</text:span></text:p>
      <text:p text:style-name="Standard"><text:span text:style-name="T3">- id_accion: string </text:span>» Identificador de la acción (proveniente de la clase Acción)</text:p>
      <text:p text:style-name="Standard"><text:span text:style-name="T3">- ultimo_operando: string » </text:span>Precio de la última transacción de la acción</text:p>
      <text:p text:style-name="Standard"><text:span text:style-name="T3">- valor_apertura: float </text:span>» Precio de apertura de la acción</text:p>
      <text:p text:style-name="Standard"><text:span text:style-name="T3">- precio_compra: float </text:span>» Precio de compra de la acción</text:p>
      <text:p text:style-name="Standard"><text:span text:style-name="T3">- precio_venta: float </text:span>» Precio de venta de la acción</text:p>
      <text:p text:style-name="Standard"><text:span text:style-name="T3">- valor_cierre: float » </text:span>Precio de la última transacción de la acción al momento del cierre de mercado</text:p>
      <text:p text:style-name="P2"/>
      <text:p text:style-name="Standard"><text:span text:style-name="T2">Métodos públicos</text:span></text:p>
      <text:p text:style-name="Standard"><text:span text:style-name="T3">+ cotizar_accion(id_accion): dict </text:span>» Retorna en un diccionario los datos de la cotización</text:p>
      <text:p text:style-name="Standard"/>
      <text:p text:style-name="Standard"><text:span text:style-name="T2">Relación</text:span></text:p>
      <text:p text:style-name="Standard">Es componente de la clase Operación a través del atributo público id_cotizacion</text:p>
      <text:p text:style-name="Standard"/>
      <text:p text:style-name="Heading_20_5"><text:bookmark text:name="_9nomtqpzwskx"/>Clase Operacion</text:p>
      <text:p text:style-name="Standard"><text:soft-page-break/><text:span text:style-name="T2">Atributos públicos</text:span></text:p>
      <text:p text:style-name="Standard"><text:span text:style-name="T3">+ id_cotizacion: string</text:span> » Identificador de la cotización (proveniente de clase Cotización)</text:p>
      <text:p text:style-name="Standard"/>
      <text:p text:style-name="Standard"><text:span text:style-name="T2">Atributos privados</text:span></text:p>
      <text:p text:style-name="Standard"><text:span text:style-name="T3">- operacion_tipo: string</text:span> » Tipo de operación compra/venta </text:p>
      <text:p text:style-name="Standard"><text:span text:style-name="T3">- comision: float</text:span> » Porcentaje de la comisión del broker (proveniente de la clase Broker)</text:p>
      <text:p text:style-name="Standard"/>
      <text:p text:style-name="Standard"><text:span text:style-name="T2">Atributos protegido</text:span></text:p>
      <text:p text:style-name="Standard"># <text:span text:style-name="T3">id_operacion: string <text:s/></text:span>» Identificador de la operación</text:p>
      <text:p text:style-name="Standard">#<text:span text:style-name="T3"> cantidad: int</text:span> » Cantidad de acciones a comprar</text:p>
      <text:p text:style-name="Standard"># precio: float » Precio total</text:p>
      <text:p text:style-name="Standard"># comision_broker: float » Costo en dinero de la comisión del brroker</text:p>
      <text:p text:style-name="Standard"/>
      <text:p text:style-name="Standard"><text:span text:style-name="T2">Métodos privados</text:span></text:p>
      <text:p text:style-name="Standard"><text:span text:style-name="T3">- set_id_operacion(): string</text:span> » Establece identificador de la operación, retorna cadena de carácteres</text:p>
      <text:p text:style-name="Standard"><text:span text:style-name="T3">- set_comision_broker(precio, comision): float</text:span> » Cálculo de la comisión del broker sobre el precio total, retorna un número con decimales</text:p>
      <text:p text:style-name="Standard"><text:span text:style-name="T3">- establecer_compra(operacion_tipo): bool</text:span> » determina sí operacion_tipo es compra, retorna true o false</text:p>
      <text:p text:style-name="Standard"><text:span text:style-name="T3">- establecer_venta(operacion_tipo): bool</text:span> » determina sí operacion_tipo es compra, retorna true o false</text:p>
      <text:p text:style-name="Standard"/>
      <text:p text:style-name="Standard"><text:span text:style-name="T2">Relación</text:span></text:p>
      <text:p text:style-name="Standard">Recepta como componente la clase Cotizacion a través de atributo público id_cotizacion</text:p>
      <text:p text:style-name="Standard"><text:soft-page-break/>Recepta como componente la clase Broker a través del atributo público comision</text:p>
      <text:p text:style-name="Standard">Es superclase de clases Compra y Venta</text:p>
      <text:p text:style-name="Standard"/>
      <text:p text:style-name="Heading_20_5"><text:bookmark text:name="_yditxk4zkbf4"/>Clase Broker</text:p>
      <text:p text:style-name="Standard"><text:span text:style-name="T2">Atributos públicos</text:span></text:p>
      <text:p text:style-name="Standard"><text:span text:style-name="T3">+ comision: float</text:span> » Porcentaje de la comisión del Broker</text:p>
      <text:p text:style-name="Standard"/>
      <text:p text:style-name="Standard"><text:span text:style-name="T2">Atributos privados</text:span></text:p>
      <text:p text:style-name="Standard"><text:span text:style-name="T3">- nombre: string</text:span> <text:s/>» nombre del broker</text:p>
      <text:p text:style-name="Standard"/>
      <text:p text:style-name="Standard"><text:span text:style-name="T2">Métodos públicos</text:span></text:p>
      <text:p text:style-name="Standard"><text:span text:style-name="T3">+ obtener_nombre_broker(): string </text:span>» Obtiene el atributo privado nombre</text:p>
      <text:p text:style-name="Standard"/>
      <text:p text:style-name="Standard"><text:span text:style-name="T2">Relación</text:span></text:p>
      <text:p text:style-name="Standard">Es componente la clase Operación a través del atributo público comision</text:p>
      <text:p text:style-name="Standard"/>
      <text:p text:style-name="Heading_20_5"><text:bookmark text:name="_zeibzsyp72bz"/>Clase Compra</text:p>
      <text:p text:style-name="Standard"><text:span text:style-name="T2">Atributos privados</text:span></text:p>
      <text:p text:style-name="Standard"><text:span text:style-name="T3">- id_compra: string </text:span>» Identificador de la compra <text:s/></text:p>
      <text:p text:style-name="Standard"><text:span text:style-name="T3">- resumen_compra: dict</text:span> » atributos heredados de superclase Operacion</text:p>
      <text:p text:style-name="Standard"/>
      <text:p text:style-name="Standard"><text:soft-page-break/><text:span text:style-name="T2">Métodos privados</text:span></text:p>
      <text:p text:style-name="Standard"><text:span text:style-name="T3">- set_id_compra(id_operacion): string</text:span> <text:s/>» Define identificador de la compra usando como parámetro el atributo protegido id_operacion de la superclase Operacion</text:p>
      <text:p text:style-name="Standard"><text:span text:style-name="T3">- set_resumen_compra(id_compra, cantidad, precio, comision_broker): dict</text:span> » Toma como parámetro los atributos heredados de superclase Operacion más el atributo privado id_compra, retorna un diccionario con ellos</text:p>
      <text:p text:style-name="Standard"/>
      <text:p text:style-name="Standard"><text:span text:style-name="T2">Métodos públicos</text:span></text:p>
      <text:p text:style-name="Standard"><text:span text:style-name="T3">+ obtener_resumen_compra(): dict</text:span> » Retorna todos los datos de la compra en un diccionario</text:p>
      <text:p text:style-name="Standard"/>
      <text:p text:style-name="Standard"><text:span text:style-name="T2">Relación</text:span></text:p>
      <text:p text:style-name="Standard">Subclase de clase Operacion</text:p>
      <text:p text:style-name="Standard">Es componente de la clase Transaccion a través del atributo privado resumen_compra["id"]</text:p>
      <text:p text:style-name="Standard"/>
      <text:p text:style-name="Heading_20_5"><text:bookmark text:name="_fsnh31475udp"/>Clase Venta</text:p>
      <text:p text:style-name="Standard"><text:span text:style-name="T2">Atributos privados</text:span></text:p>
      <text:p text:style-name="Standard"><text:span text:style-name="T3">- id_venta: string </text:span>» Identificador de la venta <text:s/></text:p>
      <text:p text:style-name="Standard"><text:span text:style-name="T3">- resumen_venta: dict</text:span> » atributos heredados de superclase Operacion</text:p>
      <text:p text:style-name="Standard"/>
      <text:p text:style-name="Standard"><text:span text:style-name="T2">Métodos privados</text:span></text:p>
      <text:p text:style-name="Standard"><text:span text:style-name="T3">- set_id_venta(id_operacion): string</text:span> <text:s/>» Define identificador de la venta usando como parámetro el atributo protegido id_operacion de la superclase Operacion </text:p>
      <text:p text:style-name="Standard"><text:span text:style-name="T3">- set_resumen_venta(id_venta, cantidad, precio, comision_broker): dict</text:span> » Toma como parámetro los atributos heredados de superclase Operacion más el atributo privado id_venta, retorna un diccionario con ellos</text:p>
      <text:p text:style-name="Standard"/>
      <text:p text:style-name="Standard"><text:span text:style-name="T2">Métodos públicos</text:span></text:p>
      <text:p text:style-name="Standard"><text:soft-page-break/><text:span text:style-name="T3">+ obtener_resumen_venta(): dict</text:span> » Retorna todos los datos de la venta en un diccionario</text:p>
      <text:p text:style-name="Standard"/>
      <text:p text:style-name="Standard"><text:span text:style-name="T2">Relación</text:span></text:p>
      <text:p text:style-name="Standard">Subclase de clase Operacion</text:p>
      <text:p text:style-name="Standard">Es componente de la clase Transaccion a través del atributo privado resumen_venta["id"]</text:p>
      <text:p text:style-name="Standard"/>
      <text:p text:style-name="Heading_20_5"><text:bookmark text:name="_xnpgazculsvd"/>Clase Transaccion</text:p>
      <text:p text:style-name="Standard"><text:span text:style-name="T2">Atributos públicos</text:span></text:p>
      <text:p text:style-name="Standard"><text:span text:style-name="T3">+ lista_acciones: list </text:span>» Lista de acciones compradas o vendidas en la transacción</text:p>
      <text:p text:style-name="Standard"/>
      <text:p text:style-name="Standard"><text:span text:style-name="T2">Atributos privados</text:span></text:p>
      <text:p text:style-name="Standard"><text:span text:style-name="T3">- id_transaccion: string</text:span> » Identificador de la transacción</text:p>
      <text:p text:style-name="Standard"><text:span text:style-name="T3">- id_usuario: string </text:span>» Identificador del usuario</text:p>
      <text:p text:style-name="Standard"><text:span text:style-name="T3">- resumen_compra["id"]: string | None </text:span>» Obtiene identificador de la compra a partir de la clave “id” del diccionario resumen_compra, sí el diccionario existe retorna un cadena de caracteres, sí no existe retorna None</text:p>
      <text:p text:style-name="Standard"><text:span text:style-name="T3">- resumen_venta["id"]: string | None</text:span> » Obtiene identificador de la venta a partir de la clave “id” del diccionario resumen_venta, sí el diccionario existe retorna una cadena de caracteres, sí no existe retorna None</text:p>
      <text:p text:style-name="Standard"><text:span text:style-name="T3">- fecha: string</text:span> » fecha de la transacción</text:p>
      <text:p text:style-name="Standard"/>
      <text:p text:style-name="Standard"><text:span text:style-name="T2">Métodos privados</text:span></text:p>
      <text:p text:style-name="Standard"><text:span text:style-name="T3">- set_id_transaction(resumen_compra["id"] | resumen_venta["id"]): string</text:span> » Establece el identificador de la transacción tomando los valores de la clave “id” del diccionario correspondiente a la transacción realizada, retorna una cadena de caracteres</text:p>
      <text:p text:style-name="Standard"><text:span text:style-name="T3">- set_fecha(): string</text:span> » Establece la fecha</text:p>
      <text:p text:style-name="Standard"/>
      <text:p text:style-name="Standard"><text:soft-page-break/><text:span text:style-name="T2">Métodos públicos</text:span></text:p>
      <text:p text:style-name="Standard"><text:span text:style-name="T3">+ resumen(id_transaccion, id_usuario, lista_acciones, date): dict </text:span>» Crea un resumen de la transacción realizada</text:p>
      <text:p text:style-name="Standard"/>
      <text:p text:style-name="Standard"><text:span text:style-name="T2">Relación</text:span></text:p>
      <text:p text:style-name="Standard">Recepta como componentes la clase Compra a través del atributo resumen_compra[“id”] obtenido a partir del diccionario resumen_compra con método obtener_resumen_compra()</text:p>
      <text:p text:style-name="Standard">Recepta como componentes la clase Venta a través del atributo resumen_venta[“id”] obtenido a partir del diccionario resumen_venta con método obtener_resumen_venta()</text:p>
      <text:p text:style-name="Standard">Es un componente de la clase Portafolio a través del atributo público lista_acciones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pen Sans" fo:font-size="11pt" fo:language="none" fo:country="none" style:letter-kerning="false" style:font-name-asian="Open Sans1" style:font-size-asian="11pt" style:language-asian="zh" style:country-asian="CN" style:font-name-complex="Open Sans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Open Sans" fo:font-size="11pt" fo:language="none" fo:country="none" style:letter-kerning="false" style:font-name-asian="Open Sans1" style:font-size-asian="11pt" style:language-asian="zh" style:country-asian="CN" style:font-name-complex="Open Sans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3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text-align="center" style:justify-single-word="false" fo:keep-together="always" fo:keep-with-next="always"/>
      <style:text-properties fo:color="#ffffff" fo:font-size="18pt" fo:font-weight="bold" fo:background-color="#666666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in" fo:margin-bottom="0.139in" loext:contextual-spacing="false" fo:line-height="130%" fo:text-align="justify" style:justify-single-word="false" fo:keep-together="always" fo:keep-with-next="always"/>
      <style:text-properties fo:color="#434343" style:font-name="Open Sans" fo:font-family="'Open Sans'" style:font-family-generic="roman" style:font-pitch="variable" fo:font-size="16pt" fo:font-weight="bold" style:font-name-asian="Open Sans1" style:font-family-asian="'Open Sans'" style:font-family-generic-asian="system" style:font-pitch-asian="variable" style:font-size-asian="16pt" style:font-weight-asian="bold" style:font-name-complex="Open Sans1" style:font-family-complex="'Open Sans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in" fo:margin-bottom="0.139in" loext:contextual-spacing="false" fo:line-height="130%" fo:keep-together="always" fo:keep-with-next="always"/>
      <style:text-properties fo:color="#666666" style:font-name="Open Sans" fo:font-family="'Open Sans'" style:font-family-generic="roman" style:font-pitch="variable" fo:font-size="12pt" fo:font-weight="bold" style:font-name-asian="Open Sans1" style:font-family-asian="'Open Sans'" style:font-family-generic-asian="system" style:font-pitch-asian="variable" style:font-size-asian="12pt" style:font-weight-asian="bold" style:font-name-complex="Open Sans1" style:font-family-complex="'Open San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keep-together="always" fo:keep-with-next="always"/>
      <style:text-properties fo:color="#999999"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keep-together="always" fo:keep-with-next="always"/>
      <style:text-properties fo:color="#434343" fo:font-size="12pt" fo:font-weight="bold" style:font-size-asian="12pt" style:font-weight-asian="bold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1" meta:paragraph-count="165" meta:word-count="1429" meta:character-count="9930" meta:non-whitespace-character-count="8636"/>
    <meta:generator>LibreOfficeDev/6.0.5.2$Linux_X86_64 LibreOffice_project/</meta:generator>
  </office:meta>
</office:document-meta>
</file>